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119400000717E359A5A783E41C89.png" manifest:media-type="image/png"/>
  <manifest:file-entry manifest:full-path="Pictures/10000000000002D10000021DEC9189F7D705B9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rry!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 hope you enjoyed the module, learned stuff and aren’t too depressed about it all</text:p>
              </text:list-item>
              <text:list-item>
                <text:p>I’m really sorry that the technical community of which I’ve been part has produced this crap surveillance capitalism stuff</text:p>
              </text:list-item>
              <text:list-item>
                <text:p>I also hope it annoys you sufficiently that you think about how to do something more about it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Do Stuff!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There are alternative tools and practices you can adopt with not too much work – do that! You are not at all near helpless!</text:p>
              </text:list-item>
              <text:list-item>
                <text:p>It’s entirely ok that you don’t try fix everything at once – as your interests and priorities change, figure out how you want to change your interactions with technology and the Internet</text:p>
              </text:list-item>
              <text:list-item>
                <text:p>And remember: you do have rights you can exercise that aren’t much work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hanks!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Feel free to mail me anytime (next year, whenever) if there’s relevant stuff with which I can help or you just want to ask something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eedbac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f we’ve time…</text:p>
                <text:list>
                  <text:list-item>
                    <text:p>What’d you take from the module?</text:p>
                  </text:list-item>
                  <text:list-item>
                    <text:p>What could’ve been better?</text:p>
                  </text:list-item>
                  <text:list-item>
                    <text:p>What was missing?</text:p>
                  </text:list-item>
                  <text:list-item>
                    <text:p>Was there too much of something?</text:p>
                  </text:list-item>
                </text:list>
              </text:list-item>
              <text:list-item>
                <text:p>There is a TCD feedback survey or something for electives, apparently you got an email about that</text:p>
                <text:list>
                  <text:list-item>
                    <text:p>I do look at those results, but find ‘em hard to interpret being from a self-selecting subset of a self-selected set;-)</text:p>
                  </text:list-item>
                </text:list>
              </text:list-item>
              <text:list-item>
                <text:p>Or, just send me mail (before or after you get your marks are both fine:-)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.145cm" fo:margin-bottom="0cm" fo:line-height="100%" fo:text-align="start" fo:text-indent="-0.786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.145cm" fo:margin-bottom="0cm" fo:line-height="100%" fo:text-align="start" fo:text-indent="-0.654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5cm" fo:margin-right="0cm" fo:margin-top="0.13cm" fo:margin-bottom="0cm" fo:line-height="100%" fo:text-align="start" fo:text-indent="-0.52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4.8999996185303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18e9f" loext:opacity="100%" style:text-outline="false" style:text-line-through-style="none" style:text-line-through-type="none" style:text-position="0% 100%" style:font-name="Arial" fo:font-family="Arial" style:font-pitch="variable" fo:font-size="23.2000007629395pt" fo:font-style="normal" fo:text-shadow="none" style:text-underline-style="none" fo:font-weight="bold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0.8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5cm" fo:min-width="8.6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IE" style:font-size-asian="12pt" style:language-asian="en" style:country-asian="IE" style:font-size-complex="12pt" style:language-complex="en" style:country-complex="IE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Times New Roman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7" draw:layer="backgroundobjects" svg:width="28cm" svg:height="15.757cm" svg:x="0cm" svg:y="0cm">
        <draw:image xlink:href="Pictures/10000000000002D10000021DEC9189F7D705B900.png" xlink:type="simple" xlink:show="embed" xlink:actuate="onLoad" draw:mime-type="image/png">
          <text:p/>
        </draw:image>
      </draw:frame>
      <draw:frame presentation:style-name="Title1-title" draw:layer="backgroundobjects" svg:width="19.065cm" svg:height="1.386cm" svg:x="1.17cm" svg:y="1.213cm" presentation:class="title" presentation:placeholder="true">
        <draw:text-box/>
      </draw:frame>
      <draw:frame presentation:style-name="Title1-outline1" draw:layer="backgroundobjects" svg:width="25.171cm" svg:height="11.353cm" svg:x="1.166cm" svg:y="2.974cm" presentation:class="outline" presentation:placeholder="true">
        <draw:text-box/>
      </draw:frame>
      <draw:frame draw:style-name="Mgr4" draw:text-style-name="MP9" draw:layer="backgroundobjects" svg:width="16.538cm" svg:height="0.722cm" svg:x="0.7cm" svg:y="14.833cm" presentation:class="footer">
        <draw:text-box>
          <text:list text:style-name="ML3">
            <text:list-header>
              <text:p text:style-name="MP8"><text:span text:style-name="MT2">M3AAWG 46th General Meeting | Budapest | June 2019</text:span></text:p>
            </text:list-header>
          </text:list>
        </draw:text-box>
      </draw:frame>
      <draw:frame draw:style-name="Mgr5" draw:text-style-name="MP11" draw:layer="backgroundobjects" svg:width="6.504cm" svg:height="1.071cm" svg:x="20.533cm" svg:y="14.875cm" presentation:class="page-number">
        <draw:text-box>
          <text:list text:style-name="ML3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3" draw:text-style-name="MP7" draw:layer="backgroundobjects" svg:width="5.726cm" svg:height="1.732cm" svg:x="20.864cm" svg:y="0.63cm">
        <draw:image xlink:href="Pictures/100000010000119400000717E359A5A783E41C89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12" draw:layer="backgroundobjects" svg:width="21cm" svg:height="29.7cm" svg:x="0cm" svg:y="0cm">
          <text:p/>
        </draw:rect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4" draw:layer="backgroundobjects" svg:width="9.1cm" svg:height="1.48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14" draw:layer="backgroundobjects" svg:width="9.1cm" svg:height="1.485cm" svg:x="11.8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971cm" svg:height="11.107cm" svg:x="3.5cm" svg:y="2.226cm" presentation:class="page"/>
        <draw:frame presentation:style-name="Title1-notes" draw:layer="backgroundobjects" svg:width="16.771cm" svg:height="13.335cm" svg:x="2.1cm" svg:y="14.107cm" presentation:class="notes" presentation:placeholder="true">
          <draw:text-box/>
        </draw:frame>
        <draw:custom-shape draw:style-name="Mgr8" draw:text-style-name="MP14" draw:layer="backgroundobjects" svg:width="9.1cm" svg:height="1.485cm" svg:x="0cm" svg:y="28.2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6" draw:layer="backgroundobjects" svg:width="9.07cm" svg:height="1.453cm" svg:x="11.895cm" svg:y="28.209cm" presentation:class="page-number">
          <draw:text-box>
            <text:list text:style-name="ML3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1T17:23:49.078871587</meta:creation-date>
    <dc:date>2022-11-30T13:28:37.401767162</dc:date>
    <meta:editing-duration>PT4H28M13S</meta:editing-duration>
    <meta:editing-cycles>34</meta:editing-cycles>
    <meta:generator>LibreOffice/7.3.7.2$Linux_X86_64 LibreOffice_project/30$Build-2</meta:generator>
    <meta:document-statistic meta:object-count="60"/>
  </office:meta>
</office:document-meta>
</file>